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</style:style>
    <style:style style:name="T2" style:parent-style-name="Policepardéfaut" style:family="text">
      <style:text-properties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weight="bold" style:font-weight-asian="bold" fo:font-size="22pt" style:font-size-asian="22pt" style:font-size-complex="22pt"/>
    </style:style>
    <style:style style:name="P4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weight="bold" style:font-weight-asian="bold" fo:font-size="22pt" style:font-size-asian="22pt" style:font-size-complex="22pt"/>
    </style:style>
    <style:style style:name="P5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weight="bold" style:font-weight-asian="bold" fo:font-size="22pt" style:font-size-asian="22pt" style:font-size-complex="22pt"/>
    </style:style>
    <style:style style:name="P6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7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8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9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0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1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2" style:parent-style-name="Normal" style:family="paragraph">
      <style:paragraph-properties fo:margin-bottom="0in"/>
    </style:style>
    <style:style style:name="T13" style:parent-style-name="Policepardéfaut" style:family="text">
      <style:text-properties style:font-name-complex="Calibri" fo:font-size="16pt" style:font-size-asian="16pt" style:font-size-complex="16pt"/>
    </style:style>
    <style:style style:name="T14" style:parent-style-name="Lienhypertexte" style:family="text">
      <style:text-properties style:font-name-complex="Calibri" fo:font-size="16pt" style:font-size-asian="16pt" style:font-size-complex="16pt"/>
    </style:style>
    <style:style style:name="P15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6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7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8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19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0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1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2" style:parent-style-name="Normal" style:family="paragraph">
      <style:paragraph-properties fo:margin-bottom="0in"/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margin-bottom="0in"/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5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6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7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8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29" style:parent-style-name="Normal" style:family="paragraph">
      <style:paragraph-properties fo:margin-bottom="0in"/>
      <style:text-properties style:font-name-complex="Calibri" fo:font-size="16pt" style:font-size-asian="16pt" style:font-size-complex="16pt"/>
    </style:style>
    <style:style style:name="P30" style:parent-style-name="Normal" style:family="paragraph">
      <style:paragraph-properties fo:margin-bottom="0in"/>
      <style:text-properties style:font-name-complex="Calibri" style:font-weight-complex="bold" fo:font-size="20pt" style:font-size-asian="20pt" style:font-size-complex="20pt"/>
    </style:style>
    <style:style style:name="P31" style:parent-style-name="Normal" style:family="paragraph">
      <style:paragraph-properties fo:margin-bottom="0in"/>
      <style:text-properties style:font-name-complex="Calibri" fo:font-size="20pt" style:font-size-asian="20pt" style:font-size-complex="20pt"/>
    </style:style>
    <style:style style:name="P32" style:parent-style-name="Default" style:list-style-name="LFO1" style:family="paragraph"/>
    <style:style style:name="P33" style:parent-style-name="Default" style:list-style-name="LFO1" style:family="paragraph"/>
    <style:style style:name="P34" style:parent-style-name="Default" style:list-style-name="LFO1" style:family="paragraph"/>
    <style:style style:name="P35" style:parent-style-name="Default" style:list-style-name="LFO1" style:family="paragraph"/>
    <style:style style:name="P36" style:parent-style-name="Default" style:list-style-name="LFO1" style:family="paragraph"/>
    <style:style style:name="P37" style:parent-style-name="Default" style:list-style-name="LFO1" style:family="paragraph"/>
    <style:style style:name="P38" style:parent-style-name="Default" style:family="paragraph">
      <style:paragraph-properties fo:margin-left="0.25in">
        <style:tab-stops/>
      </style:paragraph-properties>
    </style:style>
    <style:style style:name="P39" style:parent-style-name="Default" style:family="paragraph">
      <style:paragraph-properties fo:margin-left="0.25in">
        <style:tab-stops/>
      </style:paragraph-properties>
    </style:style>
    <style:style style:name="P40" style:parent-style-name="Default" style:family="paragraph">
      <style:paragraph-properties fo:margin-left="0.25in">
        <style:tab-stops/>
      </style:paragraph-properties>
    </style:style>
    <style:style style:name="P41" style:parent-style-name="Normal" style:family="paragraph">
      <style:text-properties fo:font-size="18pt" style:font-size-asian="18pt" style:font-size-complex="18pt"/>
    </style:style>
    <style:style style:name="P4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20pt" style:font-size-asian="20pt" style:font-size-complex="20pt"/>
    </style:style>
    <style:style style:name="P4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44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45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20pt" style:font-size-asian="20pt" style:font-size-complex="20pt"/>
    </style:style>
    <style:style style:name="P46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47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48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20pt" style:font-size-asian="20pt" style:font-size-complex="20pt"/>
    </style:style>
    <style:style style:name="P49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50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51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5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20pt" style:font-size-asian="20pt" style:font-size-complex="20pt"/>
    </style:style>
    <style:style style:name="P5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  <style:text-properties fo:font-size="12pt" style:font-size-asian="12pt" style:font-size-complex="12pt"/>
    </style:style>
    <style:style style:name="P54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8541in"/>
        </style:tab-stops>
      </style:paragraph-properties>
    </style:style>
    <style:style style:name="T55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tab/><text:tab/><text:tab/><text:tab/><text:span text:style-name="T2">Cahier des charges</text:span></text:p>
      <text:p text:style-name="P3"/>
      <text:p text:style-name="P4"/>
      <text:p text:style-name="P5"/>
      <text:p text:style-name="P6">Nom de l’entreprise : Inventaire +</text:p>
      <text:p text:style-name="P7">Nom du projet : Projet infrastructure</text:p>
      <text:p text:style-name="P8">Membre de l’équipe à contacter en cas de problème : Gherbi Yamina, Ardilly Louis, Ruiz Thomas</text:p>
      <text:p text:style-name="P9"/>
      <text:p text:style-name="P10">Adresse :<text:s/></text:p>
      <text:p text:style-name="P11">Tel :</text:p>
      <text:p text:style-name="P12"><text:span text:style-name="T13">Email :<text:s/></text:span><text:a xlink:href="mailto:yamina.gherbi@ynov.com/louis.ardilly@ynov.com/thomas.ruiz@ynov.com" office:target-frame-name="_top" xlink:show="replace"><text:span text:style-name="T14">yamina.gherbi@ynov.com/louis.ardilly@ynov.com/thomas.ruiz@ynov.com</text:span></text:a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Sommaire</text:p>
      <text:p text:style-name="P23"/>
      <text:p text:style-name="P24">1-Présentaion du projet……………………………………………………………2</text:p>
      <text:p text:style-name="P25">2-Présentation des membres de l’équipe…………………………………2</text:p>
      <text:p text:style-name="P26">3-Comité de pilotage………………………………………………………………..2</text:p>
      <text:p text:style-name="P27">4-Réalisation du projet……………………………………………………………..2</text:p>
      <text:p text:style-name="P28">5-Solution…………………………………………………………………………………3</text:p>
      <text:p text:style-name="P29"/>
      <text:p text:style-name="P30">1-Présentation du projet</text:p>
      <text:p text:style-name="P31"/>
      <text:p text:style-name="Default">Ce projet a été conçu dans le cadre d’un projet scolaire.</text:p>
      <text:p text:style-name="Default">L’entreprise inventaire + souhaite développer un outil informatique performant pour cela elle a décidé de passer par notre entreprise<text:s/>commander.</text:p>
      <text:p text:style-name="Default">Voici ces<text:s/>demandes :<text:s/></text:p>
      <text:list text:style-name="LFO1" text:continue-numbering="true">
        <text:list-item>
          <text:p text:style-name="P32">Disposer d’une connexion Internet fiable et sécurisée</text:p>
        </text:list-item>
        <text:list-item>
          <text:p text:style-name="P33">D’un espace de partage de documents</text:p>
        </text:list-item>
        <text:list-item>
          <text:p text:style-name="P34">Pouvoir se connecter à distance sur cet espace de travail</text:p>
        </text:list-item>
        <text:list-item>
          <text:p text:style-name="P35">Pouvoir empêcher les employés d’aller sur certains sites et de pouvoir autoriser que les connexions Internet sécurisées et non sécurisées (http et https)<text:s/></text:p>
        </text:list-item>
        <text:list-item>
          <text:p text:style-name="P36">Pouvoir se connecter à distance à son ordinateur depuis chez soi dans le cadre d’une procédure de télétravail</text:p>
        </text:list-item>
        <text:list-item>
          <text:p text:style-name="P37">Disposer d’un intranet sur le site : l’intranet doit être accessible à la fois au siège et depuis l’extérieur.<text:s/></text:p>
        </text:list-item>
      </text:list>
      <text:p text:style-name="P38"/>
      <text:p text:style-name="P39"/>
      <text:p text:style-name="P40">Le projet commence<text:s/>16 janvier 2019<text:s/>et prend fin le<text:s/>24<text:s/>juin 2019.</text:p>
      <text:p text:style-name="Default"/>
      <text:p text:style-name="P41"/>
      <text:p text:style-name="P42">3-Présentation des membres de l’équipe</text:p>
      <text:p text:style-name="P43">Notre équipe est composé de 3 personnes issu de la même promotion B1B : Yamina Gherbi, Louis Ardilly, Thomas Ruiz.<text:s/></text:p>
      <text:p text:style-name="P44"/>
      <text:p text:style-name="P45">4-Comité de pilotage</text:p>
      <text:p text:style-name="P46">Le projet a été reparti en plusieurs taches. Chaque membre devra effectuer les taches assignées<text:s/>dans les temps prescrit. Puis la vérification se fera lors des réunions de groupe pour faire le point sur l’avancement du projet.</text:p>
      <text:p text:style-name="P47"/>
      <text:p text:style-name="P48">5-Solution</text:p>
      <text:p text:style-name="P49"/>
      <text:p text:style-name="P50">Notre équipe va dans un premier temps réaliser un<text:s/>schéma<text:s/>packet tracer<text:s/>pour nous permettre de visualiser comment nous allons répondre à la demande. <text:s/>La constitution du réseau se fera à l’aide de routeurs et de switch ainsi que d’un serveur puis d’une connexion internet.</text:p>
      <text:p text:style-name="P51"/>
      <text:p text:style-name="P52">5-Réalisation du projet</text:p>
      <text:p text:style-name="P53">Pour réaliser le projet à la suite du packet tracer nous installeront des machines virtuelles puis nous simuleront la demande du client (partage d’écran, pare feu…).</text:p>
      <text:p text:style-name="P54"><text:span text:style-name="T55">Pour cela l’entreprise nous fixe un budget de 5000 comprenant l’achat de tout le matériel nécessaire à la réalisation du projet ( hors mains d’œuvr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mina gherbi</meta:initial-creator>
    <dc:creator>yamina gherbi</dc:creator>
    <meta:creation-date>2019-06-22T22:26:00Z</meta:creation-date>
    <dc:date>2019-06-23T14:31:00Z</dc:date>
    <meta:template xlink:href="Normal.dotm" xlink:type="simple"/>
    <meta:editing-cycles>3</meta:editing-cycles>
    <meta:editing-duration>PT5340S</meta:editing-duration>
    <meta:document-statistic meta:page-count="3" meta:paragraph-count="5" meta:word-count="386" meta:character-count="2506" meta:row-count="17" meta:non-whitespace-character-count="2125"/>
  </office:meta>
</office:document-meta>
</file>